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0943a9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bold" officeooo:rsid="000943a9" style:font-size-asian="12pt" style:font-weight-asian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officeooo:rsid="000943a9" style:font-size-asian="12pt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47"/>Famaillá, </text:span><text:span text:style-name="T2">18</text:span><text:span text:style-name="T1"> de </text:span><text:span text:style-name="T2">noviembre</text:span><text:span text:style-name="T1"> del 2022</text:span></text:p>
      <text:p text:style-name="P2"/>
      <text:p text:style-name="P2">Al sr. Director </text:p>
      <text:p text:style-name="P2">De la Escuela Técnica N°1</text:p>
      <text:p text:style-name="P4"><text:span text:style-name="T1">Prof. </text:span><text:bookmark-start text:name="_Hlk113456665"/><text:span text:style-name="T1">HECTOR HUGO CORREA</text:span><text:bookmark-end text:name="_Hlk113456665"/></text:p>
      <text:p text:style-name="P2">S___________/_____________D</text:p>
      <text:p text:style-name="P3">De mi mayor consideración:</text:p>
      <text:p text:style-name="P3"/>
      <text:p text:style-name="P5"><text:span text:style-name="T3"><text:tab/><text:tab/><text:tab/><text:tab/>El que suscribe </text:span><text:span text:style-name="T4">Campos Nestor Nazaret</text:span><text:span text:style-name="T3">, DNI </text:span><text:span text:style-name="T4">43709133</text:span><text:span text:style-name="T3">, egresado 2020 de esta escuela, de la carrera T</text:span><text:span text:style-name="T4">É</text:span><text:span text:style-name="T3">CNICO PROFESIONAL </text:span><text:span text:style-name="T4">Y </text:span><text:span text:style-name="T3">PERSONAL EN INFORM</text:span><text:span text:style-name="T4">Á</text:span><text:span text:style-name="T3">TICA, tiene el agrado de dirigirse a Ud., a los efectos de solicitarle tenga a bien considerar la posibilidad de otorgarme una MESA ESPECIAL para rendir las </text:span><text:span text:style-name="T5">PRACTICAS PROFESIONALIZANTES </text:span><text:span text:style-name="T3">para poder retomar mis estudios universitarios. </text:span></text:p>
      <text:p text:style-name="P4"><text:span text:style-name="T3"><text:tab/><text:tab/><text:tab/><text:tab/>Fundamento la presente en razón de tener culminado mi trabajo, referente a un sitio web acerca de </text:span><text:span text:style-name="T4">el emprendimiento “Casa Ecogranja”</text:span><text:span text:style-name="T3">.</text:span></text:p>
      <text:p text:style-name="P3"><text:tab/><text:tab/><text:tab/><text:tab/>Quiero manifestarle que dicho trabajo, vino siendo supervisado por los Profesores………………….. Adjunto a la presente la carpeta de proyecto correspondiente.</text:p>
      <text:p text:style-name="P3"><text:tab/><text:tab/><text:tab/><text:tab/>Sin otro particular y a la espera de una pronta respuesta favorable a mi pedido, aprovecho la oportunidad para saludarle muy atentamente.</text:p>
      <text:p text:style-name="P3"/>
      <text:p text:style-name="P3"/>
      <text:p text:style-name="P4"><text:span text:style-name="T3"><text:tab/><text:tab/><text:tab/><text:tab/><text:tab/> <text:s text:c="7"/>APELLIDO Y NOMBRE: </text:span><text:span text:style-name="T4">Campos Nestor Nazaret</text:span></text:p>
      <text:p text:style-name="P4"><text:span text:style-name="T3"><text:tab/><text:tab/><text:tab/><text:tab/><text:tab/> <text:s text:c="7"/>CELULAR: </text:span><text:span text:style-name="T4">3816610091</text:span></text:p>
      <text:p text:style-name="P4"><text:span text:style-name="T3"><text:tab/><text:tab/><text:tab/><text:tab/><text:tab/> <text:s text:c="7"/>CORREO: </text:span><text:span text:style-name="T4">nazaretcampos27</text:span><text:span text:style-name="T3">@gmail.com</text:span></text:p>
      <text:p text:style-name="P3"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umno</meta:initial-creator>
    <meta:editing-cycles>15</meta:editing-cycles>
    <meta:print-date>2022-09-07T18:45:00</meta:print-date>
    <meta:creation-date>2022-07-07T19:53:00</meta:creation-date>
    <dc:date>2022-11-18T21:55:24.974000000</dc:date>
    <meta:editing-duration>PT9H53M15S</meta:editing-duration>
    <meta:generator>LibreOffice/7.1.4.2$Windows_X86_64 LibreOffice_project/a529a4fab45b75fefc5b6226684193eb000654f6</meta:generator>
    <meta:document-statistic meta:table-count="0" meta:image-count="0" meta:object-count="0" meta:page-count="1" meta:paragraph-count="14" meta:word-count="152" meta:character-count="1145" meta:non-whitespace-character-count="898"/>
    <meta:user-defined meta:name="AppVersion">16.0000</meta:user-defined>
    <meta:template xlink:type="simple" xlink:actuate="onRequest" xlink:title="Normal.dotm" xlink:href=""/>
  </office:meta>
</office:document-meta>
</file>